
<file path=META-INF/manifest.xml><?xml version="1.0" encoding="utf-8"?>
<manifest:manifest xmlns:manifest="urn:oasis:names:tc:opendocument:xmlns:manifest:1.0" manifest:version="1.3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family-generic="swiss" style:font-pitch="variable" style:name="Albany" svg:font-family="Albany"/>
    <style:font-face style:font-family-generic="swiss" style:name="Arial" svg:font-family="Arial"/>
    <style:font-face style:font-pitch="variable" style:name="Arial Unicode MS" svg:font-family="'Arial Unicode MS'"/>
    <style:font-face style:name="Arial1" svg:font-family="Arial"/>
    <style:font-face style:font-family-generic="swiss" style:font-pitch="variable" style:name="Arial2" svg:font-family="Arial"/>
    <style:font-face style:font-pitch="variable" style:name="HG Mincho Light J" svg:font-family="'HG Mincho Light J'"/>
    <style:font-face style:font-family-generic="swiss" style:font-pitch="variable" style:name="Liberation Sans" svg:font-family="'Liberation Sans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</office:font-face-decls>
  <office:automatic-styles>
    <style:style style:family="table-column" style:name="co1">
      <style:table-column-properties fo:break-before="auto" style:column-width="2.738cm"/>
    </style:style>
    <style:style style:family="table-column" style:name="co2">
      <style:table-column-properties fo:break-before="auto" style:column-width="6.636cm"/>
    </style:style>
    <style:style style:family="table-column" style:name="co3">
      <style:table-column-properties fo:break-before="auto" style:column-width="1.801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1.669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2.544cm"/>
    </style:style>
    <style:style style:family="table-column" style:name="co8">
      <style:table-column-properties fo:break-before="auto" style:column-width="3.041cm"/>
    </style:style>
    <style:style style:family="table-column" style:name="co9">
      <style:table-column-properties fo:break-before="auto" style:column-width="4.009cm"/>
    </style:style>
    <style:style style:family="table-column" style:name="co10">
      <style:table-column-properties fo:break-before="auto" style:column-width="1.767cm"/>
    </style:style>
    <style:style style:family="table-row" style:name="ro1">
      <style:table-row-properties fo:break-before="auto" style:row-height="0.947cm" style:use-optimal-row-height="true"/>
    </style:style>
    <style:style style:family="table-row" style:name="ro2">
      <style:table-row-properties fo:break-before="auto" style:row-height="0.801cm" style:use-optimal-row-height="false"/>
    </style:style>
    <style:style style:family="table-row" style:name="ro3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2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23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2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2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2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2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28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29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62" style:family="table-cell" style:name="ce3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62" style:family="table-cell" style:name="ce31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62" style:family="table-cell" style:name="ce3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62" style:family="table-cell" style:name="ce33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62" style:family="table-cell" style:name="ce34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3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6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font-size-asian="12pt" style:font-size-complex="12pt" style:text-underline-style="none"/>
    </style:style>
    <style:style style:data-style-name="N0" style:family="table-cell" style:name="ce37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1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62" style:family="table-cell" style:name="ce39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62" style:family="table-cell" style:name="ce40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44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0pt" fo:font-weight="normal" style:font-name="Arial" style:text-underline-style="none"/>
    </style:style>
    <style:style style:data-style-name="N0" style:family="table-cell" style:name="ce4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family="table-row" style:name="aebba30">
      <style:table-row-properties style:row-height="0.3154in"/>
    </style:style>
    <style:style style:family="table-row" style:name="a651619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style-name="co8"/>
        <table:table-column table:default-cell-style-name="Default" table:style-name="co9"/>
        <table:table-column table:default-cell-style-name="Default" table:number-columns-repeated="55" table:style-name="co10"/>
        <table:table-header-rows>
          <table:table-row table:style-name="ro1">
            <table:table-cell calcext:value-type="string" office:value-type="string" table:style-name="ce22">
              <text:p>DATA</text:p>
            </table:table-cell>
            <table:table-cell calcext:value-type="string" office:value-type="string" table:style-name="ce27">
              <text:p>NF - SERV. PROD. </text:p>
            </table:table-cell>
            <table:table-cell calcext:value-type="string" office:value-type="string" table:style-name="ce30">
              <text:p>R$</text:p>
            </table:table-cell>
            <table:table-cell table:style-name="ce33"/>
            <table:table-cell calcext:value-type="string" office:value-type="string" table:style-name="ce35">
              <text:p>PAGO</text:p>
            </table:table-cell>
            <table:table-cell calcext:value-type="string" office:value-type="string" table:style-name="ce30">
              <text:p>VALOR</text:p>
            </table:table-cell>
            <table:table-cell calcext:value-type="string" office:value-type="string" table:style-name="ce22">
              <text:p>DATA</text:p>
            </table:table-cell>
            <table:table-cell calcext:value-type="string" office:value-type="string" table:style-name="ce39">
              <text:p>SALDO DEVEDOR</text:p>
            </table:table-cell>
            <table:table-cell calcext:value-type="string" office:value-type="string" table:style-name="ce35">
              <text:p>OBS.:</text:p>
            </table:table-cell>
            <table:table-cell table:number-columns-repeated="55" table:style-name="ce42"/>
          </table:table-row>
        </table:table-header-rows>
        <table:table-row table:style-name="ro2">
          <table:table-cell calcext:value-type="date" office:date-value="2022-12-31" office:value-type="date" table:style-name="ce23">
            <text:p>31/12/2022</text:p>
          </table:table-cell>
          <table:table-cell calcext:value-type="string" office:value-type="string" table:style-name="ce28">
            <text:p>Serviços – alteração contratual</text:p>
          </table:table-cell>
          <table:table-cell calcext:value-type="float" office:value="700" office:value-type="float" table:style-name="ce31">
            <text:p>7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700" office:value-type="float" table:formula="of:=[.C2]-[.F2]" table:style-name="ce40">
            <text:p>7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2-28" office:value-type="date" table:style-name="ce23">
            <text:p>28/02/2023</text:p>
          </table:table-cell>
          <table:table-cell calcext:value-type="string" office:value-type="string" table:style-name="ce28">
            <text:p>Mens. 02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3]-[.F3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3-31" office:value-type="date" table:style-name="ce23">
            <text:p>31/03/2023</text:p>
          </table:table-cell>
          <table:table-cell calcext:value-type="string" office:value-type="string" table:style-name="ce28">
            <text:p>Mens. 03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4]-[.F4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4-30" office:value-type="date" table:style-name="ce23">
            <text:p>30/04/2023</text:p>
          </table:table-cell>
          <table:table-cell calcext:value-type="string" office:value-type="string" table:style-name="ce28">
            <text:p>Mens. 04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5]-[.F5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5-31" office:value-type="date" table:style-name="ce23">
            <text:p>31/05/2023</text:p>
          </table:table-cell>
          <table:table-cell calcext:value-type="string" office:value-type="string" table:style-name="ce28">
            <text:p>Mens. 05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6]-[.F6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6-30" office:value-type="date" table:style-name="ce23">
            <text:p>30/06/2023</text:p>
          </table:table-cell>
          <table:table-cell calcext:value-type="string" office:value-type="string" table:style-name="ce28">
            <text:p>Mens. 06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7]-[.F7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7-31" office:value-type="date" table:style-name="ce23">
            <text:p>31/07/2023</text:p>
          </table:table-cell>
          <table:table-cell calcext:value-type="string" office:value-type="string" table:style-name="ce28">
            <text:p>Mens. 07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table:style-name="ce31"/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8]-[.F8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8-31" office:value-type="date" table:style-name="ce23">
            <text:p>31/08/2023</text:p>
          </table:table-cell>
          <table:table-cell calcext:value-type="string" office:value-type="string" table:style-name="ce28">
            <text:p>Mens. 08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table:style-name="ce31"/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9]-[.F9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09-30" office:value-type="date" table:style-name="ce23">
            <text:p>30/09/2023</text:p>
          </table:table-cell>
          <table:table-cell calcext:value-type="string" office:value-type="string" table:style-name="ce28">
            <text:p>Mens. 09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calcext:value-type="float" office:value="0" office:value-type="float" table:style-name="ce31">
            <text:p>-</text:p>
          </table:table-cell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10]-[.F10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ro2">
          <table:table-cell calcext:value-type="date" office:date-value="2023-10-31" office:value-type="date" table:style-name="ce23">
            <text:p>31/10/2023</text:p>
          </table:table-cell>
          <table:table-cell calcext:value-type="string" office:value-type="string" table:style-name="ce28">
            <text:p>Mens. 10/2023 (A.C.)</text:p>
          </table:table-cell>
          <table:table-cell calcext:value-type="float" office:value="500" office:value-type="float" table:style-name="ce31">
            <text:p>500,00</text:p>
          </table:table-cell>
          <table:table-cell table:style-name="ce34"/>
          <table:table-cell calcext:value-type="string" office:value-type="string" table:style-name="ce16">
            <text:p>não</text:p>
          </table:table-cell>
          <table:table-cell table:style-name="ce31"/>
          <table:table-cell calcext:value-type="string" office:value-type="string" table:style-name="ce18">
            <text:p/>
          </table:table-cell>
          <table:table-cell calcext:value-type="float" office:value="500" office:value-type="float" table:formula="of:=[.C11]-[.F11]" table:style-name="ce40">
            <text:p>500,00</text:p>
          </table:table-cell>
          <table:table-cell table:style-name="ce44"/>
          <table:table-cell table:number-columns-repeated="55" table:style-name="ce42"/>
        </table:table-row>
        <table:table-row table:style-name="aebba30">
          <table:table-cell calcext:value-type="date" office:date-value="2023-11-30" office:value-type="date" table:style-name="ce23">
            <text:p>2023-11-30</text:p>
          </table:table-cell>
          <table:table-cell calcext:value-type="string" office:string-value="Mens. 11/2023 (A.C.)" office:value-type="string" table:style-name="ce28">
            <text:p>Mens. 11/2023 (A.C.)</text:p>
          </table:table-cell>
          <table:table-cell calcext:value-type="float" office:value="500.0" office:value-type="float" table:style-name="ce31">
            <text:p>500.0</text:p>
          </table:table-cell>
          <table:table-cell table:style-name="ce34"/>
          <table:table-cell calcext:value-type="string" office:string-value="não" office:value-type="string" table:style-name="ce16">
            <text:p>não</text:p>
          </table:table-cell>
          <table:table-cell office:value="0.0" office:value-type="float" table:style-name="ce31">
            <text:p>0.0</text:p>
          </table:table-cell>
          <table:table-cell calcext:value-type="string" office:string-value="" office:value-type="string" table:style-name="ce18">
            <text:p/>
          </table:table-cell>
          <table:table-cell calcext:value-type="float" table:formula="=C12-F12" table:style-name="ce40"/>
          <table:table-cell table:style-name="ce44"/>
          <table:table-cell table:number-columns-repeated="55" table:style-name="ce42"/>
        </table:table-row>
        <table:table-row table:style-name="a651619">
          <table:table-cell calcext:value-type="date" office:date-value="2023-12-31" office:value-type="date" table:style-name="ce23">
            <text:p>2023-12-31</text:p>
          </table:table-cell>
          <table:table-cell calcext:value-type="string" office:string-value="Mens. 12/2023 (A.C.)" office:value-type="string" table:style-name="ce28">
            <text:p>Mens. 12/2023 (A.C.)</text:p>
          </table:table-cell>
          <table:table-cell calcext:value-type="float" office:value="500.0" office:value-type="float" table:style-name="ce31">
            <text:p>500.0</text:p>
          </table:table-cell>
          <table:table-cell table:style-name="ce34"/>
          <table:table-cell calcext:value-type="string" office:string-value="não" office:value-type="string" table:style-name="ce16">
            <text:p>não</text:p>
          </table:table-cell>
          <table:table-cell office:value="0.0" office:value-type="float" table:style-name="ce31">
            <text:p>0.0</text:p>
          </table:table-cell>
          <table:table-cell calcext:value-type="string" office:string-value="" office:value-type="string" table:style-name="ce18">
            <text:p/>
          </table:table-cell>
          <table:table-cell calcext:value-type="float" table:formula="=C13-F13" table:style-name="ce40"/>
          <table:table-cell table:style-name="ce44"/>
          <table:table-cell table:number-columns-repeated="55" table:style-name="ce42"/>
        </table:table-row>
        <table:table-row table:style-name="ro2">
          <table:table-cell table:style-name="ce24"/>
          <table:table-cell/>
          <table:table-cell table:number-columns-repeated="4" table:style-name="ce24"/>
          <table:table-cell calcext:value-type="string" office:value-type="string" table:style-name="ce38">
            <text:p>TOTAL</text:p>
          </table:table-cell>
          <table:table-cell calcext:value-type="float" office:value="5200" office:value-type="float" table:formula="=SUM(H2:H13)" table:style-name="ce30">
            <text:p>5.200,00</text:p>
          </table:table-cell>
          <table:table-cell table:style-name="ce35"/>
          <table:table-cell table:number-columns-repeated="55" table:style-name="ce42"/>
        </table:table-row>
        <table:table-row table:style-name="ro2">
          <table:table-cell table:style-name="ce25"/>
          <table:table-cell table:style-name="ce29"/>
          <table:table-cell table:number-columns-repeated="2" table:style-name="ce3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number-columns-repeated="55" table:style-name="ce42"/>
        </table:table-row>
        <table:table-row table:number-rows-repeated="2" table:style-name="ro2">
          <table:table-cell table:style-name="ce26"/>
          <table:table-cell table:style-name="ce29"/>
          <table:table-cell table:number-columns-repeated="2" table:style-name="ce3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number-columns-repeated="55" table:style-name="ce42"/>
        </table:table-row>
        <table:table-row table:number-rows-repeated="31985" table:style-name="ro2">
          <table:table-cell table:style-name="ce25"/>
          <table:table-cell table:style-name="ce29"/>
          <table:table-cell table:number-columns-repeated="2" table:style-name="ce3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number-columns-repeated="55" table:style-name="ce42"/>
        </table:table-row>
        <table:table-row table:number-rows-repeated="33514"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3">
  <office:font-face-decls>
    <style:font-face style:font-family-generic="swiss" style:font-pitch="variable" style:name="Albany" svg:font-family="Albany"/>
    <style:font-face style:font-family-generic="swiss" style:name="Arial" svg:font-family="Arial"/>
    <style:font-face style:font-pitch="variable" style:name="Arial Unicode MS" svg:font-family="'Arial Unicode MS'"/>
    <style:font-face style:name="Arial1" svg:font-family="Arial"/>
    <style:font-face style:font-family-generic="swiss" style:font-pitch="variable" style:name="Arial2" svg:font-family="Arial"/>
    <style:font-face style:font-pitch="variable" style:name="HG Mincho Light J" svg:font-family="'HG Mincho Light J'"/>
    <style:font-face style:font-family-generic="swiss" style:font-pitch="variable" style:name="Liberation Sans" svg:font-family="'Liberation Sans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font-size="10pt" fo:language="pt" style:country-asian="BR" style:country-complex="BR" style:font-name="Albany" style:font-name-asian="HG Mincho Light J" style:font-name-complex="Arial Unicode MS" style:font-size-asian="10pt" style:font-size-complex="10pt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number:decimal-places="2" number:grouping="true" number:min-decimal-places="2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number:decimal-places="2" number:grouping="true" number:min-decimal-places="2" number:min-integer-digits="1"/>
      <number:text>)</number:text>
      <style:map style:apply-style-name="N108P0" style:condition="value()&gt;=0"/>
    </number:currency-style>
    <number:number-style style:name="N111P0" style:volatile="true">
      <number:number number:decimal-places="2" number:grouping="true" number:min-decimal-places="2" number:min-integer-digits="1"/>
      <number:text> </number:text>
    </number:number-style>
    <number:number-style style:name="N111P1" style:volatile="true">
      <number:text>-</number:text>
      <number:number number:decimal-places="2" number:grouping="true" number:min-decimal-places="2" number:min-integer-digits="1"/>
      <number:text> </number:text>
    </number:number-style>
    <number:number-style style:name="N111">
      <number:text>-</number:text>
      <number:number number:decimal-places="0" number:min-decimal-places="0" number:min-integer-digits="0"/>
      <number:text> </number:text>
      <style:map style:apply-style-name="N111P0" style:condition="value()&gt;0"/>
      <style:map style:apply-style-name="N111P1" style:condition="value()&lt;0"/>
    </number:number-style>
    <number:number-style style:name="N112P0" style:volatile="true">
      <number:number number:min-integer-digits="1"/>
    </number:number-style>
    <number:number-style style:name="N112P1" style:volatile="true">
      <number:number number:min-integer-digits="1"/>
    </number:number-style>
    <number:number-style style:name="N112">
      <number:text>-</number:text>
      <number:number number:decimal-places="0" number:min-decimal-places="0" number:min-integer-digits="0"/>
      <number:text> DM"""""""""""""""""""""""""""""""""""""""""""""""""</number:text>
      <style:map style:apply-style-name="N112P0" style:condition="value()&gt;0"/>
      <style:map style:apply-style-name="N112P1" style:condition="value()&lt;0"/>
    </number:number-style>
    <number:number-style style:name="N115P0" style:volatile="true">
      <number:number number:decimal-places="0" number:grouping="true" number:min-decimal-places="0" number:min-integer-digits="1"/>
      <number:text> </number:text>
    </number:number-style>
    <number:number-style style:name="N115P1" style:volatile="true">
      <number:text>-</number:text>
      <number:number number:decimal-places="0" number:grouping="true" number:min-decimal-places="0" number:min-integer-digits="1"/>
      <number:text> </number:text>
    </number:number-style>
    <number:number-style style:name="N115">
      <number:text>- </number:text>
      <style:map style:apply-style-name="N115P0" style:condition="value()&gt;0"/>
      <style:map style:apply-style-name="N115P1" style:condition="value()&lt;0"/>
    </number:number-style>
    <number:number-style style:name="N116P0" style:volatile="true">
      <number:number number:min-integer-digits="1"/>
    </number:number-style>
    <number:number-style style:name="N116P1" style:volatile="true">
      <number:number number:min-integer-digits="1"/>
    </number:number-style>
    <number:number-style style:name="N116">
      <number:text>- DM""""""""""""""""""""""""""""""""""""""""""""""""""</number:text>
      <style:map style:apply-style-name="N116P0" style:condition="value()&gt;0"/>
      <style:map style:apply-style-name="N116P1" style:condition="value()&lt;0"/>
    </number:number-style>
    <number:number-style style:name="N118P0" style:volatile="true">
      <number:text>R$"</number:text>
      <number:number number:decimal-places="8" number:decimal-replacement="" number:grouping="true" number:min-decimal-places="7" number:min-integer-digits="1"/>
      <number:text>"</number:text>
    </number:number-style>
    <number:currency-style style:name="N118">
      <number:text>(</number:text>
      <number:currency-symbol/>
      <number:text>\,)</number:text>
      <style:map style:apply-style-name="N118P0" style:condition="value()&gt;=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apply-style-name="N120P0" style:condition="value()&gt;=0"/>
    </number:currency-style>
    <number:number-style style:name="N123P0" style:volatile="true">
      <number:text>R$""""""""""""""""</number:text>
      <number:number number:decimal-places="2" number:grouping="true" number:min-decimal-places="2" number:min-integer-digits="1"/>
    </number:number-style>
    <number:number-style style:name="N123P1" style:volatile="true">
      <number:text>R$(""""""""""""""""</number:text>
      <number:number number:decimal-places="2" number:grouping="true" number:min-decimal-places="2" number:min-integer-digits="1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apply-style-name="N123P0" style:condition="value()&gt;0"/>
      <style:map style:apply-style-name="N123P1" style:condition="value()&lt;0"/>
    </number:number-style>
    <number:number-style style:name="N126P0" style:volatile="true">
      <number:text>R$""""""""""""""""</number:text>
      <number:number number:decimal-places="0" number:grouping="true" number:min-decimal-places="0" number:min-integer-digits="1"/>
    </number:number-style>
    <number:number-style style:name="N126P1" style:volatile="true">
      <number:text>R$(""""""""""""""""</number:text>
      <number:number number:decimal-places="0" number:grouping="true" number:min-decimal-places="0" number:min-integer-digits="1"/>
      <number:text>)</number:text>
    </number:number-style>
    <number:number-style style:name="N126">
      <number:text>R$-""""""""""""""""</number:text>
      <style:map style:apply-style-name="N126P0" style:condition="value()&gt;0"/>
      <style:map style:apply-style-name="N126P1" style:condition="value()&lt;0"/>
    </number:number-style>
    <number:number-style style:name="N127P0" style:volatile="true">
      <number:text>R$""""""""""""""""</number:text>
      <number:number number:decimal-places="2" number:grouping="true" number:min-decimal-places="2" number:min-integer-digits="1"/>
    </number:number-style>
    <number:number-style style:name="N127">
      <style:text-properties fo:color="#ff0000"/>
      <number:text>(R$""""""""""""""""</number:text>
      <number:number number:decimal-places="2" number:grouping="true" number:min-decimal-places="2" number:min-integer-digits="1"/>
      <number:text>)</number:text>
      <style:map style:apply-style-name="N127P0" style:condition="value()&gt;=0"/>
    </number:number-style>
    <number:number-style style:name="N128P0" style:volatile="true">
      <number:text>R$""""""""""""""""</number:text>
      <number:number number:decimal-places="2" number:grouping="true" number:min-decimal-places="2" number:min-integer-digits="1"/>
    </number:number-style>
    <number:number-style style:name="N128">
      <number:text>(R$""""""""""""""""</number:text>
      <number:number number:decimal-places="2" number:grouping="true" number:min-decimal-places="2" number:min-integer-digits="1"/>
      <number:text>)</number:text>
      <style:map style:apply-style-name="N128P0" style:condition="value()&gt;=0"/>
    </number:number-style>
    <number:number-style style:name="N129P0" style:volatile="true">
      <number:text>R$""""""""""""""""</number:text>
      <number:number number:decimal-places="0" number:grouping="true" number:min-decimal-places="0" number:min-integer-digits="1"/>
    </number:number-style>
    <number:number-style style:name="N129">
      <style:text-properties fo:color="#ff0000"/>
      <number:text>(R$""""""""""""""""</number:text>
      <number:number number:decimal-places="0" number:grouping="true" number:min-decimal-places="0" number:min-integer-digits="1"/>
      <number:text>)</number:text>
      <style:map style:apply-style-name="N129P0" style:condition="value()&gt;=0"/>
    </number:number-style>
    <number:number-style style:name="N130P0" style:volatile="true">
      <number:number number:decimal-places="2" number:grouping="true" number:min-decimal-places="2" number:min-integer-digits="1"/>
      <number:text> </number:text>
    </number:number-style>
    <number:number-style style:name="N130">
      <number:text>-</number:text>
      <number:number number:decimal-places="2" number:grouping="true" number:min-decimal-places="2" number:min-integer-digits="1"/>
      <number:text> </number:text>
      <style:map style:apply-style-name="N130P0" style:condition="value()&gt;=0"/>
    </number:number-style>
    <number:number-style style:name="N131P0" style:volatile="true">
      <number:number number:decimal-places="0" number:grouping="true" number:min-decimal-places="0" number:min-integer-digits="1"/>
      <number:text> </number:text>
    </number:number-style>
    <number:number-style style:name="N131">
      <style:text-properties fo:color="#ff0000"/>
      <number:text>-</number:text>
      <number:number number:decimal-places="0" number:grouping="true" number:min-decimal-places="0" number:min-integer-digits="1"/>
      <number:text> </number:text>
      <style:map style:apply-style-name="N131P0" style:condition="value()&gt;=0"/>
    </number:number-style>
    <number:number-style style:name="N132P0" style:volatile="true">
      <number:text>R$""""""""""""""""</number:text>
      <number:number number:decimal-places="0" number:grouping="true" number:min-decimal-places="0" number:min-integer-digits="1"/>
    </number:number-style>
    <number:number-style style:name="N132">
      <number:text>(R$""""""""""""""""</number:text>
      <number:number number:decimal-places="0" number:grouping="true" number:min-decimal-places="0" number:min-integer-digits="1"/>
      <number:text>)</number:text>
      <style:map style:apply-style-name="N132P0" style:condition="value()&gt;=0"/>
    </number:number-style>
    <number:number-style style:name="N133P0" style:volatile="true">
      <number:number number:decimal-places="0" number:grouping="true" number:min-decimal-places="0" number:min-integer-digits="1"/>
      <number:text> </number:text>
    </number:number-style>
    <number:number-style style:name="N133">
      <number:text>-</number:text>
      <number:number number:decimal-places="0" number:grouping="true" number:min-decimal-places="0" number:min-integer-digits="1"/>
      <number:text> </number:text>
      <style:map style:apply-style-name="N133P0" style:condition="value()&gt;=0"/>
    </number:number-style>
    <number:date-style style:name="N13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R$""""""""""""""""""""""""""""""""</number:text>
      <number:number number:decimal-places="0" number:grouping="true" number:min-decimal-places="0" number:min-integer-digits="1"/>
    </number:number-style>
    <number:number-style style:name="N138P1" style:volatile="true">
      <number:text>R$(""""""""""""""""""""""""""""""""</number:text>
      <number:number number:decimal-places="0" number:grouping="true" number:min-decimal-places="0" number:min-integer-digits="1"/>
      <number:text>)</number:text>
    </number:number-style>
    <number:number-style style:name="N138">
      <number:text>R$-""""""""""""""""""""""""""""""""</number:text>
      <style:map style:apply-style-name="N138P0" style:condition="value()&gt;0"/>
      <style:map style:apply-style-name="N138P1" style:condition="value()&lt;0"/>
    </number:number-style>
    <number:time-style style:name="N139">
      <number:hours/>
      <number:text>:</number:text>
      <number:minutes number:style="long"/>
      <number:text> </number:text>
      <number:am-pm/>
    </number:time-style>
    <number:date-style style:name="N140">
      <number:month number:textual="true"/>
      <number:text> </number:text>
      <number:year/>
    </number:date-style>
    <number:number-style style:name="N142P0" style:volatile="true">
      <number:text>R$""""""""""""""""""""""""""""""""</number:text>
      <number:number number:decimal-places="2" number:grouping="true" number:min-decimal-places="2" number:min-integer-digits="1"/>
    </number:number-style>
    <number:number-style style:name="N142">
      <style:text-properties fo:color="#ff0000"/>
      <number:text>(R$""""""""""""""""""""""""""""""""</number:text>
      <number:number number:decimal-places="2" number:grouping="true" number:min-decimal-places="2" number:min-integer-digits="1"/>
      <number:text>)</number:text>
      <style:map style:apply-style-name="N142P0" style:condition="value()&gt;=0"/>
    </number:number-style>
    <number:date-style style:name="N143">
      <number:day number:style="long"/>
      <number:text>. </number:text>
      <number:month number:textual="true"/>
    </number:date-style>
    <number:number-style style:name="N144P0" style:volatile="true">
      <number:text>R$""""""""""""""""""""""""""""""""</number:text>
      <number:number number:decimal-places="2" number:grouping="true" number:min-decimal-places="2" number:min-integer-digits="1"/>
    </number:number-style>
    <number:number-style style:name="N144">
      <number:text>(R$""""""""""""""""""""""""""""""""</number:text>
      <number:number number:decimal-places="2" number:grouping="true" number:min-decimal-places="2" number:min-integer-digits="1"/>
      <number:text>)</number:text>
      <style:map style:apply-style-name="N144P0" style:condition="value()&gt;=0"/>
    </number:number-style>
    <number:date-style style:name="N145">
      <number:day number:style="long"/>
      <number:text>. </number:text>
      <number:month number:textual="true"/>
      <number:text> </number:text>
      <number:year/>
    </number:date-style>
    <number:time-style style:name="N146">
      <number:minutes number:style="long"/>
      <number:text>:</number:text>
      <number:seconds number:style="long"/>
    </number:time-style>
    <number:date-style style:name="N147">
      <number:day number:style="long"/>
      <number:text>.</number:text>
      <number:month number:style="long"/>
      <number:text>.</number:text>
      <number:year/>
    </number:date-style>
    <number:number-style style:name="N148P0" style:volatile="true">
      <number:text>R$""""""""""""""""""""""""""""""""</number:text>
      <number:number number:decimal-places="0" number:grouping="true" number:min-decimal-places="0" number:min-integer-digits="1"/>
    </number:number-style>
    <number:number-style style:name="N148">
      <style:text-properties fo:color="#ff0000"/>
      <number:text>(R$""""""""""""""""""""""""""""""""</number:text>
      <number:number number:decimal-places="0" number:grouping="true" number:min-decimal-places="0" number:min-integer-digits="1"/>
      <number:text>)</number:text>
      <style:map style:apply-style-name="N148P0" style:condition="value()&gt;=0"/>
    </number:number-style>
    <number:number-style style:name="N149P0" style:volatile="true">
      <number:number number:decimal-places="2" number:grouping="true" number:min-decimal-places="2" number:min-integer-digits="1"/>
      <number:text> </number:text>
    </number:number-style>
    <number:number-style style:name="N149">
      <style:text-properties fo:color="#ff0000"/>
      <number:text>-</number:text>
      <number:number number:decimal-places="2" number:grouping="true" number:min-decimal-places="2" number:min-integer-digits="1"/>
      <number:text> </number:text>
      <style:map style:apply-style-name="N149P0" style:condition="value()&gt;=0"/>
    </number:number-style>
    <number:number-style style:name="N150P0" style:volatile="true">
      <number:text>R$""""""""""""""""""""""""""""""""</number:text>
      <number:number number:decimal-places="0" number:grouping="true" number:min-decimal-places="0" number:min-integer-digits="1"/>
    </number:number-style>
    <number:number-style style:name="N150">
      <number:text>(R$""""""""""""""""""""""""""""""""</number:text>
      <number:number number:decimal-places="0" number:grouping="true" number:min-decimal-places="0" number:min-integer-digits="1"/>
      <number:text>)</number:text>
      <style:map style:apply-style-name="N150P0" style:condition="value()&gt;=0"/>
    </number:number-style>
    <number:time-style number:truncate-on-overflow="false" style:name="N151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/>
      <number:text>,</number:text>
    </number:time-style>
    <number:number-style style:name="N153">
      <number:scientific-number number:decimal-places="1" number:exponent-interval="1" number:forced-exponent-sign="true" number:min-decimal-places="1" number:min-exponent-digits="1" number:min-integer-digits="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apply-style-name="N155P0" style:condition="value()&gt;=0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apply-style-name="N156P0" style:condition="value()&gt;=0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apply-style-name="N158P0" style:condition="value()&gt;0"/>
      <style:map style:apply-style-name="N158P1" style:condition="value()&lt;0"/>
    </number:number-style>
    <number:number-style style:name="N160P0" style:volatile="true">
      <number:number number:decimal-places="0" number:grouping="true" number:min-decimal-places="0" number:min-integer-digits="1"/>
    </number:number-style>
    <number:number-style style:name="N160P1" style:volatile="true">
      <number:text>(</number:text>
      <number:number number:decimal-places="0" number:grouping="true" number:min-decimal-places="0" number:min-integer-digits="1"/>
      <number:text>)</number:text>
    </number:number-style>
    <number:number-style style:name="N160">
      <number:text>-</number:text>
      <style:map style:apply-style-name="N160P0" style:condition="value()&gt;0"/>
      <style:map style:apply-style-name="N160P1" style:condition="value()&lt;0"/>
    </number:number-style>
    <number:number-style style:name="N162P0" style:volatile="true">
      <number:number number:decimal-places="2" number:grouping="true" number:min-decimal-places="2" number:min-integer-digits="1"/>
    </number:number-style>
    <number:number-style style:name="N162P1" style:volatile="true">
      <number:text>(</number:text>
      <number:number number:decimal-places="2" number:grouping="true" number:min-decimal-places="2" number:min-integer-digits="1"/>
      <number:text>)</number:text>
    </number:number-style>
    <number:number-style style:name="N162">
      <number:text>-</number:text>
      <number:number number:decimal-places="0" number:min-decimal-places="0" number:min-integer-digits="0"/>
      <style:map style:apply-style-name="N162P0" style:condition="value()&gt;0"/>
      <style:map style:apply-style-name="N162P1" style:condition="value()&lt;0"/>
    </number:number-style>
    <number:date-style style:name="N163">
      <number:month number:style="long"/>
      <number:text>/</number:text>
      <number:year number:style="long"/>
    </number:date-style>
    <number:number-style style:name="N165P0" style:volatile="true">
      <number:text>R$""""""""""""""""""""""""""""""""</number:text>
      <number:number number:decimal-places="2" number:grouping="true" number:min-decimal-places="2" number:min-integer-digits="1"/>
    </number:number-style>
    <number:number-style style:name="N165P1" style:volatile="true">
      <number:text>R$(""""""""""""""""""""""""""""""""</number:text>
      <number:number number:decimal-places="2" number:grouping="true" number:min-decimal-places="2" number:min-integer-digits="1"/>
      <number:text>)</number:text>
    </number:number-style>
    <number:number-style style:name="N165">
      <number:text>R$-""""""""""""""""""""""""""""""""</number:text>
      <number:number number:decimal-places="0" number:min-decimal-places="0" number:min-integer-digits="0"/>
      <style:map style:apply-style-name="N165P0" style:condition="value()&gt;0"/>
      <style:map style:apply-style-name="N165P1" style:condition="value()&lt;0"/>
    </number:number-style>
    <style:style style:family="table-cell" style:name="Defa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display-name="Heading 1" style:family="table-cell" style:name="Heading_20_1" style:parent-style-name="Heading">
      <style:table-cell-properties style:direction="ltr" style:rotation-angle="90"/>
    </style:style>
    <style:style style:display-name="Heading 2" style:family="table-cell" style:name="Heading_20_2" style:parent-style-name="Default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cm" fo:margin-left="0cm" fo:margin-right="0cm" fo:min-height="0.499cm"/>
      </style:header-style>
      <style:footer-style>
        <style:header-footer-properties fo:margin-left="0cm" fo:margin-right="0cm" fo:margin-top="0cm" fo:min-height="0.499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style style:family="text" style:name="MT1">
      <style:text-properties fo:color="#000000" fo:country="PT" fo:font-size="16pt" fo:font-style="normal" fo:font-weight="bold" fo:language="pt" fo:letter-spacing="normal" fo:text-shadow="none" loext:opacity="100%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country="PT" fo:font-size="12pt" fo:font-style="normal" fo:font-weight="normal" fo:language="pt" fo:letter-spacing="normal" fo:text-shadow="none" loext:opacity="100%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loext:opacity="100%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untry="PT" fo:font-size="12pt" fo:font-style="normal" fo:font-weight="normal" fo:language="pt" fo:text-shadow="none" style:country-asian="BR" style:country-complex="BR" style:font-name="Albany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/>
    </style:style>
    <style:style style:family="text" style:name="MT5">
      <style:text-properties fo:country="PT" fo:font-size="10pt" fo:font-style="normal" fo:font-weight="normal" fo:language="pt" fo:text-shadow="none" style:country-asian="BR" style:country-complex="BR" style:font-name="Albany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underline-mode="continuous" style:text-underline-style="none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11-28">00/00/0000</text:date></text:span><text:span text:style-name="MT2"><text:s/>- </text:span><text:span text:style-name="MT2"><text:time style:data-style-name="N2" text:time-value="14:37:05.667000000">00:00:00</text:time></text:span><text:span text:style-name="MT2"><text:s/></text:span></text:p>
        </style:region-center>
        <style:region-right>
          <text:p><text:span text:style-name="MT3">Farma Ibi's Sociedade Unip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arma Ibi's Sociedade Unip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4:37:05.6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5:02:04</meta:creation-date>
    <dc:date>2023-11-28T14:37:33.126000000</dc:date>
    <meta:print-date>2019-10-31T18:04:07.913029257</meta:print-date>
    <dc:language>pt-PT</dc:language>
    <meta:editing-cycles>529</meta:editing-cycles>
    <meta:editing-duration>P1DT7H30M13S</meta:editing-duration>
    <meta:document-statistic meta:table-count="1" meta:cell-count="77" meta:object-count="0"/>
    <meta:user-defined meta:name="Info 0"/>
    <meta:user-defined meta:name="Info 1"/>
    <meta:user-defined meta:name="Info 2"/>
    <meta:user-defined meta:name="Info 3"/>
  </office:meta>
</office:document-meta>
</file>